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600000101D6046127AFA2E2AD.png" manifest:media-type="image/png"/>
  <manifest:file-entry manifest:full-path="Pictures/1000000000000780000004382D91F12E6BCCA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adornments="标准" style:font-pitch="fixed"/>
    <style:font-face style:name="Noto Mono" svg:font-family="'Noto Mono'" style:font-adornments="标准" style:font-pitch="fixed"/>
    <style:font-face style:name="思源黑体 CN Normal1" svg:font-family="'思源黑体 CN Normal'" style:font-adornments="标准" style:font-pitch="fixed"/>
    <style:font-face style:name="JetBrains Mono2" svg:font-family="'JetBrains Mono'" style:font-adornments="标准" style:font-family-generic="modern" style:font-pitch="fixed"/>
    <style:font-face style:name="Noto Mono7" svg:font-family="'Noto Mono'" style:font-family-generic="modern" style:font-pitch="fixed"/>
    <style:font-face style:name="Noto Mono4" svg:font-family="'Noto Mono'" style:font-adornments="标准" style:font-family-generic="modern" style:font-pitch="fixed"/>
    <style:font-face style:name="JetBrains Mono" svg:font-family="'JetBrains Mono'" style:font-adornments="标准" style:font-pitch="variable"/>
    <style:font-face style:name="Noto Mono5" svg:font-family="'Noto Mono'" style:font-adornments="标准" style:font-pitch="variable"/>
    <style:font-face style:name="思源黑体 CN Light" svg:font-family="'思源黑体 CN Light'" style:font-pitch="variable"/>
    <style:font-face style:name="思源黑体 CN Light3" svg:font-family="'思源黑体 CN Light'" style:font-adornments="标准" style:font-pitch="variable"/>
    <style:font-face style:name="思源黑体 CN Normal2" svg:font-family="'思源黑体 CN Normal'" style:font-pitch="variable"/>
    <style:font-face style:name="思源黑体 CN Normal" svg:font-family="'思源黑体 CN Normal'" style:font-adornments="标准" style:font-pitch="variable"/>
    <style:font-face style:name="Liberation Sans1" svg:font-family="'Liberation Sans'" style:font-family-generic="modern" style:font-pitch="variable"/>
    <style:font-face style:name="Noto Mono6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JetBrains Mono4" svg:font-family="'JetBrains Mono'" style:font-family-generic="roman" style:font-pitch="variable"/>
    <style:font-face style:name="JetBrains Mono3" svg:font-family="'JetBrains Mono'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3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思源黑体 CN Normal4" svg:font-family="'思源黑体 CN Normal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 Light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  <style:font-face style:name="思源黑体 CN Light1" svg:font-family="'思源黑体 CN Light'" style:font-family-generic="system" style:font-pitch="variable"/>
    <style:font-face style:name="思源黑体 CN Light2" svg:font-family="'思源黑体 CN Light'" style:font-adornments="标准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Normal5" svg:font-family="'思源黑体 CN Normal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思源黑体 CN Normal2" style:font-name-asian="思源黑体 CN Normal2"/>
    </style:style>
    <style:style style:name="P5" style:family="paragraph">
      <style:paragraph-properties style:writing-mode="lr-tb"/>
      <style:text-properties style:font-name-asian="思源黑体 CN Light"/>
    </style:style>
    <style:style style:name="P6" style:family="paragraph">
      <style:paragraph-properties style:writing-mode="lr-tb"/>
      <style:text-properties style:font-name="JetBrains Mono1" style:font-name-asian="思源黑体 CN Normal2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8pt" style:font-name-asian="思源黑体 CN Light" style:font-size-asian="28pt" style:font-size-complex="28pt"/>
    </style:style>
    <style:style style:name="T1" style:family="text">
      <style:text-properties style:font-name="Noto Mono7" style:font-name-asian="微软雅黑 Light2" style:font-weight-asian="250"/>
    </style:style>
    <style:style style:name="T2" style:family="text">
      <style:text-properties style:font-name="Noto Mono7" style:font-name-asian="微软雅黑 Light2" style:font-size-asian="32pt" style:font-weight-asian="250"/>
    </style:style>
    <style:style style:name="T3" style:family="text">
      <style:text-properties style:font-name="思源黑体 CN Normal2" style:font-name-asian="思源黑体 CN Normal2" style:font-weight-asian="250"/>
    </style:style>
    <style:style style:name="T4" style:family="text">
      <style:text-properties style:font-name="Noto Mono7" style:font-name-asian="思源黑体 CN Light" style:font-weight-asian="250"/>
    </style:style>
    <style:style style:name="T5" style:family="text">
      <style:text-properties style:font-name="JetBrains Mono1" style:font-name-asian="思源黑体 CN Normal2" style:font-weight-asian="250"/>
    </style:style>
    <style:style style:name="T6" style:family="text">
      <style:text-properties style:font-name="Noto Mono7" fo:font-size="20pt" style:font-name-asian="思源黑体 CN Light" style:font-size-asian="20pt" style:font-weight-asian="250" style:font-size-complex="20pt"/>
    </style:style>
    <style:style style:name="T7" style:family="text">
      <style:text-properties style:font-name="Noto Mono7" fo:font-size="28pt" style:font-name-asian="思源黑体 CN Light" style:font-size-asian="28pt" style:font-weight-asian="250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准备工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准备工作</text:span>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4">下载安装镜像。</text:span></text:p>
              </text:list-item>
              <text:list-item>
                <text:p><text:span text:style-name="T4">选择一种安装方式：</text:span></text:p>
                <text:list>
                  <text:list-item>
                    <text:p><text:span text:style-name="T4">虚拟机</text:span></text:p>
                  </text:list-item>
                  <text:list-item>
                    <text:p><text:span text:style-name="T4">物理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准备工作</text:span>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">虚拟机选择：</text:span></text:p>
                <text:list>
                  <text:list-item>
                    <text:p><text:span text:style-name="T4">Virtualbox</text:span></text:p>
                  </text:list-item>
                  <text:list-item>
                    <text:p><text:span text:style-name="T4">Vmware</text:span></text:p>
                  </text:list-item>
                </text:list>
              </text:list-item>
              <text:list-item>
                <text:p><text:span text:style-name="T4">推荐使用</text:span><text:span text:style-name="T4">virtualbox</text:span><text:span text:style-name="T4">，开源软件，可免费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572cm" svg:x="1.4cm" svg:y="0.628cm" presentation:class="title" presentation:user-transformed="true">
          <draw:text-box>
            <text:p><text:span text:style-name="T5">virtualbox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Virutalbox</text:span><text:span text:style-name="T4">是一款开源的虚拟机软件。</text:span></text:p>
              </text:list-item>
              <text:list-item>
                <text:p text:style-name="P7"><text:span text:style-name="T4">由</text:span><text:span text:style-name="T4">Sun Microsystems</text:span><text:span text:style-name="T4">公司出品。</text:span></text:p>
              </text:list-item>
              <text:list-item>
                <text:p><text:span text:style-name="T4">Sun</text:span><text:span text:style-name="T4">被</text:span><text:span text:style-name="T4">Oracle</text:span><text:span text:style-name="T4">收购以后，</text:span><text:span text:style-name="T4">Virtualbox</text:span><text:span text:style-name="T4">也属于</text:span><text:span text:style-name="T4">Oracle</text:span><text:span text:style-name="T4">所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572cm" svg:x="1.4cm" svg:y="0.628cm" presentation:class="title" presentation:user-transformed="true">
          <draw:text-box>
            <text:p><text:span text:style-name="T5">virtualbox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下载网址：</text:span></text:p>
                <text:p><text:span text:style-name="T6">https://www.virtualbox.org/wiki/Downlo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572cm" svg:x="1.4cm" svg:y="0.628cm" presentation:class="title">
          <draw:text-box>
            <text:p><text:span text:style-name="T5">安装虚拟机之前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进入</text:span><text:span text:style-name="T4">UEFI</text:span><text:span text:style-name="T4">（</text:span><text:span text:style-name="T4">BIOS</text:span><text:span text:style-name="T4">）开启</text:span><text:span text:style-name="T4">Virtual Technology</text:span><text:span text:style-name="T4">（</text:span><text:span text:style-name="T4">VT</text:span><text:span text:style-name="T4">）。</text:span></text:p>
              </text:list-item>
              <text:list-item>
                <text:p><text:span text:style-name="T4">虚拟机用到了处理器的虚拟化技术，需要开启此选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572cm" svg:x="1.4cm" svg:y="0.628cm" presentation:class="title">
          <draw:text-box>
            <text:p><text:span text:style-name="T5">物理机安装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启动盘制作工具网址：</text:span><text:span text:style-name="T4">https://rufus.ie/</text:span></text:p>
              </text:list-item>
            </text:list>
          </draw:text-box>
        </draw:frame>
        <draw:frame draw:style-name="gr2" draw:text-style-name="P8" draw:layer="layout" svg:width="19.769cm" svg:height="5.439cm" svg:x="4.431cm" svg:y="6.961cm">
          <draw:image xlink:href="Pictures/10000201000003A600000101D6046127AFA2E2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572cm" svg:x="1.4cm" svg:y="0.628cm" presentation:class="title">
          <draw:text-box>
            <text:p><text:span text:style-name="T5">下载</text:span><text:span text:style-name="T5">Ubuntu desktop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访问以下链接下载</text:span><text:span text:style-name="T7">Ubuntu desktop</text:span><text:span text:style-name="T7">：</text:span></text:p>
                <text:p><text:span text:style-name="T6">https://cn.ubuntu.com/download</text:span></text:p>
              </text:list-item>
              <text:list-item>
                <text:p><text:span text:style-name="T7">Kubuntu</text:span><text:span text:style-name="T7">是基于</text:span><text:span text:style-name="T7">KDE</text:span><text:span text:style-name="T7">桌面环境的发行版，使用体验上比官方发布的</text:span><text:span text:style-name="T7">gnome</text:span><text:span text:style-name="T7">桌面环境要好：</text:span></text:p>
                <text:p><text:span text:style-name="T6">https://kubuntu.org/getkubuntu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adornments="标准" style:font-pitch="fixed"/>
    <style:font-face style:name="Noto Mono" svg:font-family="'Noto Mono'" style:font-adornments="标准" style:font-pitch="fixed"/>
    <style:font-face style:name="思源黑体 CN Normal1" svg:font-family="'思源黑体 CN Normal'" style:font-adornments="标准" style:font-pitch="fixed"/>
    <style:font-face style:name="JetBrains Mono2" svg:font-family="'JetBrains Mono'" style:font-adornments="标准" style:font-family-generic="modern" style:font-pitch="fixed"/>
    <style:font-face style:name="Noto Mono7" svg:font-family="'Noto Mono'" style:font-family-generic="modern" style:font-pitch="fixed"/>
    <style:font-face style:name="Noto Mono4" svg:font-family="'Noto Mono'" style:font-adornments="标准" style:font-family-generic="modern" style:font-pitch="fixed"/>
    <style:font-face style:name="JetBrains Mono" svg:font-family="'JetBrains Mono'" style:font-adornments="标准" style:font-pitch="variable"/>
    <style:font-face style:name="Noto Mono5" svg:font-family="'Noto Mono'" style:font-adornments="标准" style:font-pitch="variable"/>
    <style:font-face style:name="思源黑体 CN Light" svg:font-family="'思源黑体 CN Light'" style:font-pitch="variable"/>
    <style:font-face style:name="思源黑体 CN Light3" svg:font-family="'思源黑体 CN Light'" style:font-adornments="标准" style:font-pitch="variable"/>
    <style:font-face style:name="思源黑体 CN Normal2" svg:font-family="'思源黑体 CN Normal'" style:font-pitch="variable"/>
    <style:font-face style:name="思源黑体 CN Normal" svg:font-family="'思源黑体 CN Normal'" style:font-adornments="标准" style:font-pitch="variable"/>
    <style:font-face style:name="Liberation Sans1" svg:font-family="'Liberation Sans'" style:font-family-generic="modern" style:font-pitch="variable"/>
    <style:font-face style:name="Noto Mono6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JetBrains Mono4" svg:font-family="'JetBrains Mono'" style:font-family-generic="roman" style:font-pitch="variable"/>
    <style:font-face style:name="JetBrains Mono3" svg:font-family="'JetBrains Mono'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3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思源黑体 CN Normal4" svg:font-family="'思源黑体 CN Normal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 Light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  <style:font-face style:name="思源黑体 CN Light1" svg:font-family="'思源黑体 CN Light'" style:font-family-generic="system" style:font-pitch="variable"/>
    <style:font-face style:name="思源黑体 CN Light2" svg:font-family="'思源黑体 CN Light'" style:font-adornments="标准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Normal5" svg:font-family="'思源黑体 CN Normal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D91F12E6BCCA29D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pitch="fixed" fo:font-size="32pt" fo:font-style="normal" fo:text-shadow="none" style:text-underline-style="none" fo:font-weight="normal" style:letter-kerning="true" fo:background-color="transparent" style:font-name-asian="思源黑体 CN Light3" style:font-family-asian="'思源黑体 CN Light'" style:font-style-name-asian="标准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" fo:font-family="'Noto Mono'" style:font-style-name="标准" style:font-pitch="fixed" fo:font-size="32pt" style:font-name-asian="思源黑体 CN Light3" style:font-family-asian="'思源黑体 CN Light'" style:font-style-name-asian="标准" style:font-pitch-asian="variable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" fo:font-family="'Noto Mono'" style:font-style-name="标准" style:font-pitch="fixed" fo:font-size="32pt" style:font-name-asian="思源黑体 CN Light3" style:font-family-asian="'思源黑体 CN Light'" style:font-style-name-asian="标准" style:font-pitch-asian="variable" style:font-size-asian="32pt" style:font-size-complex="3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" fo:font-family="'Noto Mono'" style:font-style-name="标准" style:font-pitch="fixed" fo:font-size="32pt" style:font-name-asian="思源黑体 CN Light3" style:font-family-asian="'思源黑体 CN Light'" style:font-style-name-asian="标准" style:font-pitch-asian="variable" style:font-size-asian="32pt" style:font-size-complex="32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" fo:font-family="'Noto Mono'" style:font-style-name="标准" style:font-pitch="fixed" fo:font-size="32pt" style:font-name-asian="思源黑体 CN Light3" style:font-family-asian="'思源黑体 CN Light'" style:font-style-name-asian="标准" style:font-pitch-asian="variable" style:font-size-asian="32pt" style:font-size-complex="32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" fo:font-family="'Noto Mono'" style:font-style-name="标准" style:font-pitch="fixed" fo:font-size="32pt" style:font-name-asian="思源黑体 CN Light3" style:font-family-asian="'思源黑体 CN Light'" style:font-style-name-asian="标准" style:font-pitch-asian="variable" style:font-size-asian="32pt" style:font-size-complex="32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" fo:font-family="'Noto Mono'" style:font-style-name="标准" style:font-pitch="fixed" fo:font-size="32pt" style:font-name-asian="思源黑体 CN Light3" style:font-family-asian="'思源黑体 CN Light'" style:font-style-name-asian="标准" style:font-pitch-asian="variable" style:font-size-asian="32pt" style:font-size-complex="32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JetBrains Mono1" fo:font-family="'JetBrains Mono'" style:font-style-name="标准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3T13:01:31.995954246</dc:date>
    <meta:editing-duration>PT2H36S</meta:editing-duration>
    <meta:editing-cycles>64</meta:editing-cycles>
    <meta:generator>LibreOffice/6.4.6.2$Linux_X86_64 LibreOffice_project/40$Build-2</meta:generator>
    <meta:document-statistic meta:object-count="54"/>
  </office:meta>
</office:document-meta>
</file>